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2f983" officeooo:paragraph-rsid="00311736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bd0b0" officeooo:paragraph-rsid="008bd0b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c902" officeooo:paragraph-rsid="0092f983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81361" officeooo:paragraph-rsid="00881361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81361" officeooo:paragraph-rsid="00881361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74f3" officeooo:paragraph-rsid="007a74f3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881361" officeooo:paragraph-rsid="0088136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881361"/>
    </style:style>
    <style:style style:name="P15" style:family="paragraph" style:parent-style-name="Standard">
      <style:paragraph-properties fo:text-align="start" style:justify-single-word="false"/>
      <style:text-properties officeooo:paragraph-rsid="00a1b05c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a1b05c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a1b05c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881361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8dcaa7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8ec48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9181a2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9cc4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9d010c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81361" style:font-weight-asian="bold" style:font-weight-complex="bold"/>
    </style:style>
    <style:style style:name="T11" style:family="text">
      <style:text-properties fo:font-weight="bold" officeooo:rsid="009181a2" style:font-weight-asian="bold" style:font-weight-complex="bold"/>
    </style:style>
    <style:style style:name="T12" style:family="text">
      <style:text-properties fo:font-weight="bold" officeooo:rsid="0092f983" style:font-weight-asian="bold" style:font-weight-complex="bold"/>
    </style:style>
    <style:style style:name="T13" style:family="text">
      <style:text-properties officeooo:rsid="00881361"/>
    </style:style>
    <style:style style:name="T14" style:family="text">
      <style:text-properties officeooo:rsid="008dc3a8"/>
    </style:style>
    <style:style style:name="T15" style:family="text">
      <style:text-properties officeooo:rsid="009181a2"/>
    </style:style>
    <style:style style:name="T16" style:family="text">
      <style:text-properties officeooo:rsid="009615cb"/>
    </style:style>
    <style:style style:name="T1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17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C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B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5"><text:span text:style-name="T7">3</text:span><text:span text:style-name="T8">0</text:span><text:span text:style-name="T6">1 - </text:span><text:span text:style-name="T7">Flight - Takeoff, Landing</text:span></text:p>
      <text:p text:style-name="P3"/>
      <text:p text:style-name="P1">Takeoff</text:p>
      <text:list text:style-name="L1">
        <text:list-item>
          <text:p text:style-name="P6">Brakes will hold 10k RPM, but not 10.5k.</text:p>
        </text:list-item>
        <text:list-item>
          <text:p text:style-name="P13"><text:span text:style-name="T1">(Optional) Flaps 20 deg </text:span><text:span text:style-name="T5">(third notch down).</text:span></text:p>
        </text:list-item>
        <text:list-item>
          <text:p text:style-name="P14"><text:span text:style-name="T3">Rotate gently to get </text:span><text:span text:style-name="T2">nosewheel up at 1</text:span><text:span text:style-name="T4">5</text:span><text:span text:style-name="T2">0 to 1</text:span><text:span text:style-name="T4">6</text:span><text:span text:style-name="T2">0 kph. <text:s/></text:span><text:span text:style-name="T4">Line up horizon and bottom of front canopy frame.</text:span></text:p>
        </text:list-item>
        <text:list-item>
          <text:p text:style-name="P14"><text:span text:style-name="T3">Takeoff should happen at </text:span><text:span text:style-name="T2">220 to 2</text:span><text:span text:style-name="T3">4</text:span><text:span text:style-name="T2">0 kph. <text:s/></text:span><text:span text:style-name="T3">(With droptanks may be up to 270 kph.)</text:span></text:p>
        </text:list-item>
        <text:list-item>
          <text:p text:style-name="P7">Gear up <text:span text:style-name="T14">(T5 up)</text:span>, <text:span text:style-name="T13">then gear handle neutral </text:span><text:span text:style-name="T14">(T5 up again).</text:span></text:p>
        </text:list-item>
        <text:list-item>
          <text:p text:style-name="P9">Flaps up, <text:span text:style-name="T14">then flaps handle neutral (one notch down from top).</text:span></text:p>
        </text:list-item>
        <text:list-item>
          <text:p text:style-name="P9"><text:span text:style-name="T15">Best climb speed is </text:span><text:span text:style-name="T11">710 kph TAS</text:span><text:span text:style-name="T15"> (</text:span><text:span text:style-name="T11">0.6 Mach</text:span><text:span text:style-name="T15">).</text:span></text:p>
        </text:list-item>
      </text:list>
      <text:p text:style-name="P4"/>
      <text:p text:style-name="P2">Landing</text:p>
      <text:list text:style-name="L2">
        <text:list-item>
          <text:p text:style-name="P11"><text:span text:style-name="T9">Deploy speed brakes</text:span> and keep them out for the entire landing.</text:p>
        </text:list-item>
        <text:list-item>
          <text:p text:style-name="P8"><text:span text:style-name="T13">Landing gear down under </text:span><text:span text:style-name="T12">4</text:span><text:span text:style-name="T10">50 kph</text:span><text:span text:style-name="T13">.</text:span></text:p>
        </text:list-item>
        <text:list-item>
          <text:p text:style-name="P12">Flaps down under <text:span text:style-name="T9">400 kph</text:span>, <text:span text:style-name="T14">20 deg (third notch down) for 2 seconds to allow the hydraulics to engage, then full down to</text:span><text:span text:style-name="T13"> </text:span><text:span text:style-name="T10">55 deg</text:span><text:span text:style-name="T13">, </text:span><text:span text:style-name="T16">then set flap lever to neutral (one notch down).</text:span></text:p>
        </text:list-item>
        <text:list-item>
          <text:p text:style-name="P10">Approach speed 250 to 270 kph, stay above 200 kph.</text:p>
        </text:list-item>
        <text:list-item>
          <text:p text:style-name="P10">Flare and touchdown at 200 to 220 kph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9:56.892000000</dc:date>
    <meta:editing-duration>P1DT10M15S</meta:editing-duration>
    <meta:editing-cycles>12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1" meta:word-count="189" meta:character-count="918" meta:non-whitespace-character-count="760"/>
  </office:meta>
</office:document-meta>
</file>